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dE/dx</text:p>
          </table:table-cell>
          <table:table-cell office:value-type="string" calcext:value-type="string">
            <text:p>(F/RT)*x*(1-x)*dE/dx</text:p>
          </table:table-cell>
          <table:table-cell table:number-columns-repeated="2"/>
          <table:table-cell table:style-name="Default" office:value-type="string" calcext:value-type="string">
            <text:p>*Do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E-015" calcext:value-type="float">
            <text:p>1.00E-015</text:p>
          </table:table-cell>
          <table:table-cell table:number-columns-repeated="2"/>
        </table:table-row>
        <table:table-row table:style-name="ro1">
          <table:table-cell office:value-type="float" office:value="0.1671579708" calcext:value-type="float">
            <text:p>0.1671579708</text:p>
          </table:table-cell>
          <table:table-cell office:value-type="float" office:value="4.59033288345471" calcext:value-type="float">
            <text:p>4.5903328835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0.1860468597" calcext:value-type="float">
            <text:p>0.1860468597</text:p>
          </table:table-cell>
          <table:table-cell office:value-type="float" office:value="4.53892899882029" calcext:value-type="float">
            <text:p>4.538928998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0.2038246374" calcext:value-type="float">
            <text:p>0.2038246374</text:p>
          </table:table-cell>
          <table:table-cell office:value-type="float" office:value="4.48997217092818" calcext:value-type="float">
            <text:p>4.4899721709</text:p>
          </table:table-cell>
          <table:table-cell table:formula="of:=([.B8]-[.B2])/([.A8]-[.A2])" office:value-type="float" office:value="-2.47308405966251" calcext:value-type="float">
            <text:p>-2.4730840597</text:p>
          </table:table-cell>
          <table:table-cell table:formula="of:=[.C5]*[.A5]*(1-[.A5])*96485/8.314/298.15" office:value-type="float" office:value="-15.6213750095981" calcext:value-type="float">
            <text:p>-15.6213750096</text:p>
          </table:table-cell>
          <table:table-cell table:formula="of:=ABS([.D5])" office:value-type="float" office:value="15.6213750095981" calcext:value-type="float">
            <text:p>15.6213750096</text:p>
          </table:table-cell>
          <table:table-cell office:value-type="float" office:value="1" calcext:value-type="float">
            <text:p>1</text:p>
          </table:table-cell>
          <table:table-cell table:formula="of:=[.E5]*[.F5]*[.$G$2]" office:value-type="float" office:value="0.0000000000000156213750095981" calcext:value-type="float">
            <text:p>1.56E-014</text:p>
          </table:table-cell>
          <table:table-cell table:formula="of:=ABS([.C5]*96485/8.314/298.15*[.A5])" office:value-type="float" office:value="19.6205204825539" calcext:value-type="float">
            <text:p>19.6205204826</text:p>
          </table:table-cell>
          <table:table-cell table:formula="of:=[.$G$2]*[.H5]" office:value-type="float" office:value="0.0000000000000196205204825539" calcext:value-type="float">
            <text:p>1.96205204825539E-014</text:p>
          </table:table-cell>
        </table:table-row>
        <table:table-row table:style-name="ro1">
          <table:table-cell office:value-type="float" office:value="0.2249357486" calcext:value-type="float">
            <text:p>0.2249357486</text:p>
          </table:table-cell>
          <table:table-cell office:value-type="float" office:value="4.43803147133146" calcext:value-type="float">
            <text:p>4.4380314713</text:p>
          </table:table-cell>
          <table:table-cell table:formula="of:=([.B9]-[.B3])/([.A9]-[.A3])" office:value-type="float" office:value="-2.48246303193981" calcext:value-type="float">
            <text:p>-2.4824630319</text:p>
          </table:table-cell>
          <table:table-cell table:formula="of:=[.C6]*[.A6]*(1-[.A6])*96485/8.314/298.15" office:value-type="float" office:value="-16.8458894321594" calcext:value-type="float">
            <text:p>-16.8458894322</text:p>
          </table:table-cell>
          <table:table-cell table:formula="of:=ABS([.D6])" office:value-type="float" office:value="16.8458894321594" calcext:value-type="float">
            <text:p>16.8458894322</text:p>
          </table:table-cell>
          <table:table-cell office:value-type="float" office:value="1" calcext:value-type="float">
            <text:p>1</text:p>
          </table:table-cell>
          <table:table-cell table:formula="of:=[.E6]*[.F6]*[.$G$2]" office:value-type="float" office:value="0.0000000000000168458894321594" calcext:value-type="float">
            <text:p>1.68E-014</text:p>
          </table:table-cell>
          <table:table-cell table:formula="of:=ABS([.C6]*96485/8.314/298.15*[.A6])" office:value-type="float" office:value="21.734829598618" calcext:value-type="float">
            <text:p>21.7348295986</text:p>
          </table:table-cell>
          <table:table-cell table:formula="of:=[.$G$2]*[.H6]" office:value-type="float" office:value="0.000000000000021734829598618" calcext:value-type="float">
            <text:p>2.1734829598618E-014</text:p>
          </table:table-cell>
        </table:table-row>
        <table:table-row table:style-name="ro1">
          <table:table-cell office:value-type="float" office:value="0.2460468597" calcext:value-type="float">
            <text:p>0.2460468597</text:p>
          </table:table-cell>
          <table:table-cell office:value-type="float" office:value="4.38718009650707" calcext:value-type="float">
            <text:p>4.3871800965</text:p>
          </table:table-cell>
          <table:table-cell table:formula="of:=([.B10]-[.B4])/([.A10]-[.A4])" office:value-type="float" office:value="-2.37174465106037" calcext:value-type="float">
            <text:p>-2.3717446511</text:p>
          </table:table-cell>
          <table:table-cell table:formula="of:=[.C7]*[.A7]*(1-[.A7])*96485/8.314/298.15" office:value-type="float" office:value="-17.1255716873596" calcext:value-type="float">
            <text:p>-17.1255716874</text:p>
          </table:table-cell>
          <table:table-cell table:formula="of:=ABS([.D7])" office:value-type="float" office:value="17.1255716873596" calcext:value-type="float">
            <text:p>17.1255716874</text:p>
          </table:table-cell>
          <table:table-cell office:value-type="float" office:value="1" calcext:value-type="float">
            <text:p>1</text:p>
          </table:table-cell>
          <table:table-cell table:formula="of:=[.E7]*[.F7]*[.$G$2]" office:value-type="float" office:value="0.0000000000000171255716873596" calcext:value-type="float">
            <text:p>1.71E-014</text:p>
          </table:table-cell>
          <table:table-cell table:formula="of:=ABS([.C7]*96485/8.314/298.15*[.A7])" office:value-type="float" office:value="22.7143714535698" calcext:value-type="float">
            <text:p>22.7143714536</text:p>
          </table:table-cell>
          <table:table-cell table:formula="of:=[.$G$2]*[.H7]" office:value-type="float" office:value="0.0000000000000227143714535698" calcext:value-type="float">
            <text:p>2.27143714535698E-014</text:p>
          </table:table-cell>
        </table:table-row>
        <table:table-row table:style-name="ro1">
          <table:table-cell office:value-type="float" office:value="0.2660468597" calcext:value-type="float">
            <text:p>0.2660468597</text:p>
          </table:table-cell>
          <table:table-cell office:value-type="float" office:value="4.34204375215266" calcext:value-type="float">
            <text:p>4.3420437522</text:p>
          </table:table-cell>
          <table:table-cell table:formula="of:=([.B11]-[.B5])/([.A11]-[.A5])" office:value-type="float" office:value="-2.28604694810228" calcext:value-type="float">
            <text:p>-2.2860469481</text:p>
          </table:table-cell>
          <table:table-cell table:formula="of:=[.C8]*[.A8]*(1-[.A8])*96485/8.314/298.15" office:value-type="float" office:value="-17.375070785561" calcext:value-type="float">
            <text:p>-17.3750707856</text:p>
          </table:table-cell>
          <table:table-cell table:formula="of:=ABS([.D8])" office:value-type="float" office:value="17.375070785561" calcext:value-type="float">
            <text:p>17.3750707856</text:p>
          </table:table-cell>
          <table:table-cell office:value-type="float" office:value="1" calcext:value-type="float">
            <text:p>1</text:p>
          </table:table-cell>
          <table:table-cell table:formula="of:=[.E8]*[.F8]*[.$G$2]" office:value-type="float" office:value="0.000000000000017375070785561" calcext:value-type="float">
            <text:p>1.74E-014</text:p>
          </table:table-cell>
          <table:table-cell table:formula="of:=ABS([.C8]*96485/8.314/298.15*[.A8])" office:value-type="float" office:value="23.6732699017529" calcext:value-type="float">
            <text:p>23.6732699018</text:p>
          </table:table-cell>
          <table:table-cell table:formula="of:=[.$G$2]*[.H8]" office:value-type="float" office:value="0.0000000000000236732699017529" calcext:value-type="float">
            <text:p>2.36732699017529E-014</text:p>
          </table:table-cell>
        </table:table-row>
        <table:table-row table:style-name="ro1">
          <table:table-cell office:value-type="float" office:value="0.2838246374" calcext:value-type="float">
            <text:p>0.2838246374</text:p>
          </table:table-cell>
          <table:table-cell office:value-type="float" office:value="4.30071219656056" calcext:value-type="float">
            <text:p>4.3007121966</text:p>
          </table:table-cell>
          <table:table-cell table:formula="of:=([.B12]-[.B6])/([.A12]-[.A6])" office:value-type="float" office:value="-2.19818804927103" calcext:value-type="float">
            <text:p>-2.1981880493</text:p>
          </table:table-cell>
          <table:table-cell table:formula="of:=[.C9]*[.A9]*(1-[.A9])*96485/8.314/298.15" office:value-type="float" office:value="-17.3919900419536" calcext:value-type="float">
            <text:p>-17.391990042</text:p>
          </table:table-cell>
          <table:table-cell table:formula="of:=ABS([.D9])" office:value-type="float" office:value="17.3919900419536" calcext:value-type="float">
            <text:p>17.391990042</text:p>
          </table:table-cell>
          <table:table-cell office:value-type="float" office:value="1" calcext:value-type="float">
            <text:p>1</text:p>
          </table:table-cell>
          <table:table-cell table:formula="of:=[.E9]*[.F9]*[.$G$2]" office:value-type="float" office:value="0.0000000000000173919900419536" calcext:value-type="float">
            <text:p>1.74E-014</text:p>
          </table:table-cell>
          <table:table-cell table:formula="of:=ABS([.C9]*96485/8.314/298.15*[.A9])" office:value-type="float" office:value="24.2845411196691" calcext:value-type="float">
            <text:p>24.2845411197</text:p>
          </table:table-cell>
          <table:table-cell table:formula="of:=[.$G$2]*[.H9]" office:value-type="float" office:value="0.0000000000000242845411196691" calcext:value-type="float">
            <text:p>2.42845411196691E-014</text:p>
          </table:table-cell>
        </table:table-row>
        <table:table-row table:style-name="ro1">
          <table:table-cell office:value-type="float" office:value="0.3060468597" calcext:value-type="float">
            <text:p>0.3060468597</text:p>
          </table:table-cell>
          <table:table-cell office:value-type="float" office:value="4.25431964069304" calcext:value-type="float">
            <text:p>4.2543196407</text:p>
          </table:table-cell>
          <table:table-cell table:formula="of:=([.B13]-[.B7])/([.A13]-[.A7])" office:value-type="float" office:value="-2.13126593756592" calcext:value-type="float">
            <text:p>-2.1312659376</text:p>
          </table:table-cell>
          <table:table-cell table:formula="of:=[.C10]*[.A10]*(1-[.A10])*96485/8.314/298.15" office:value-type="float" office:value="-17.6185711387615" calcext:value-type="float">
            <text:p>-17.6185711388</text:p>
          </table:table-cell>
          <table:table-cell table:formula="of:=ABS([.D10])" office:value-type="float" office:value="17.6185711387615" calcext:value-type="float">
            <text:p>17.6185711388</text:p>
          </table:table-cell>
          <table:table-cell office:value-type="float" office:value="1" calcext:value-type="float">
            <text:p>1</text:p>
          </table:table-cell>
          <table:table-cell table:formula="of:=[.E10]*[.F10]*[.$G$2]" office:value-type="float" office:value="0.0000000000000176185711387615" calcext:value-type="float">
            <text:p>1.76E-014</text:p>
          </table:table-cell>
          <table:table-cell table:formula="of:=ABS([.C10]*96485/8.314/298.15*[.A10])" office:value-type="float" office:value="25.3887043888077" calcext:value-type="float">
            <text:p>25.3887043888</text:p>
          </table:table-cell>
          <table:table-cell table:formula="of:=[.$G$2]*[.H10]" office:value-type="float" office:value="0.0000000000000253887043888077" calcext:value-type="float">
            <text:p>2.53887043888077E-014</text:p>
          </table:table-cell>
        </table:table-row>
        <table:table-row table:style-name="ro1">
          <table:table-cell office:value-type="float" office:value="0.3227135263" calcext:value-type="float">
            <text:p>0.3227135263</text:p>
          </table:table-cell>
          <table:table-cell office:value-type="float" office:value="4.21818658929507" calcext:value-type="float">
            <text:p>4.2181865893</text:p>
          </table:table-cell>
          <table:table-cell table:formula="of:=([.B14]-[.B8])/([.A14]-[.A8])" office:value-type="float" office:value="-2.04686702397998" calcext:value-type="float">
            <text:p>-2.046867024</text:p>
          </table:table-cell>
          <table:table-cell table:formula="of:=[.C11]*[.A11]*(1-[.A11])*96485/8.314/298.15" office:value-type="float" office:value="-17.4138246857962" calcext:value-type="float">
            <text:p>-17.4138246858</text:p>
          </table:table-cell>
          <table:table-cell table:formula="of:=ABS([.D11])" office:value-type="float" office:value="17.4138246857962" calcext:value-type="float">
            <text:p>17.4138246858</text:p>
          </table:table-cell>
          <table:table-cell office:value-type="float" office:value="1" calcext:value-type="float">
            <text:p>1</text:p>
          </table:table-cell>
          <table:table-cell table:formula="of:=[.E11]*[.F11]*[.$G$2]" office:value-type="float" office:value="0.0000000000000174138246857962" calcext:value-type="float">
            <text:p>1.74E-014</text:p>
          </table:table-cell>
          <table:table-cell table:formula="of:=ABS([.C11]*96485/8.314/298.15*[.A11])" office:value-type="float" office:value="25.7111656027395" calcext:value-type="float">
            <text:p>25.7111656027</text:p>
          </table:table-cell>
          <table:table-cell table:formula="of:=[.$G$2]*[.H11]" office:value-type="float" office:value="0.0000000000000257111656027395" calcext:value-type="float">
            <text:p>2.57111656027395E-014</text:p>
          </table:table-cell>
        </table:table-row>
        <table:table-row table:style-name="ro1">
          <table:table-cell office:value-type="float" office:value="0.3427135263" calcext:value-type="float">
            <text:p>0.3427135263</text:p>
          </table:table-cell>
          <table:table-cell office:value-type="float" office:value="4.17913376792162" calcext:value-type="float">
            <text:p>4.1791337679</text:p>
          </table:table-cell>
          <table:table-cell table:formula="of:=([.B15]-[.B9])/([.A15]-[.A9])" office:value-type="float" office:value="-1.94104334676688" calcext:value-type="float">
            <text:p>-1.9410433468</text:p>
          </table:table-cell>
          <table:table-cell table:formula="of:=[.C12]*[.A12]*(1-[.A12])*96485/8.314/298.15" office:value-type="float" office:value="-17.0190824394441" calcext:value-type="float">
            <text:p>-17.0190824394</text:p>
          </table:table-cell>
          <table:table-cell table:formula="of:=ABS([.D12])" office:value-type="float" office:value="17.0190824394441" calcext:value-type="float">
            <text:p>17.0190824394</text:p>
          </table:table-cell>
          <table:table-cell office:value-type="float" office:value="1" calcext:value-type="float">
            <text:p>1</text:p>
          </table:table-cell>
          <table:table-cell table:formula="of:=[.E12]*[.F12]*[.$G$2]" office:value-type="float" office:value="0.0000000000000170190824394441" calcext:value-type="float">
            <text:p>1.70E-014</text:p>
          </table:table-cell>
          <table:table-cell table:formula="of:=ABS([.C12]*96485/8.314/298.15*[.A12])" office:value-type="float" office:value="25.8929448884597" calcext:value-type="float">
            <text:p>25.8929448885</text:p>
          </table:table-cell>
          <table:table-cell table:formula="of:=[.$G$2]*[.H12]" office:value-type="float" office:value="0.0000000000000258929448884597" calcext:value-type="float">
            <text:p>2.58929448884597E-014</text:p>
          </table:table-cell>
        </table:table-row>
        <table:table-row table:style-name="ro1">
          <table:table-cell office:value-type="float" office:value="0.3616024152" calcext:value-type="float">
            <text:p>0.3616024152</text:p>
          </table:table-cell>
          <table:table-cell office:value-type="float" office:value="4.14090047717341" calcext:value-type="float">
            <text:p>4.1409004772</text:p>
          </table:table-cell>
          <table:table-cell table:formula="of:=([.B16]-[.B10])/([.A16]-[.A10])" office:value-type="float" office:value="-1.87324587594554" calcext:value-type="float">
            <text:p>-1.8732458759</text:p>
          </table:table-cell>
          <table:table-cell table:formula="of:=[.C13]*[.A13]*(1-[.A13])*96485/8.314/298.15" office:value-type="float" office:value="-16.8318677555414" calcext:value-type="float">
            <text:p>-16.8318677555</text:p>
          </table:table-cell>
          <table:table-cell table:formula="of:=ABS([.D13])" office:value-type="float" office:value="16.8318677555414" calcext:value-type="float">
            <text:p>16.8318677555</text:p>
          </table:table-cell>
          <table:table-cell office:value-type="float" office:value="1" calcext:value-type="float">
            <text:p>1</text:p>
          </table:table-cell>
          <table:table-cell table:formula="of:=[.E13]*[.F13]*[.$G$2]" office:value-type="float" office:value="0.0000000000000168318677555414" calcext:value-type="float">
            <text:p>1.68E-014</text:p>
          </table:table-cell>
          <table:table-cell table:formula="of:=ABS([.C13]*96485/8.314/298.15*[.A13])" office:value-type="float" office:value="26.3658073844601" calcext:value-type="float">
            <text:p>26.3658073845</text:p>
          </table:table-cell>
          <table:table-cell table:formula="of:=[.$G$2]*[.H13]" office:value-type="float" office:value="0.0000000000000263658073844601" calcext:value-type="float">
            <text:p>2.63658073844601E-014</text:p>
          </table:table-cell>
        </table:table-row>
        <table:table-row table:style-name="ro1">
          <table:table-cell office:value-type="float" office:value="0.3816024152" calcext:value-type="float">
            <text:p>0.3816024152</text:p>
          </table:table-cell>
          <table:table-cell office:value-type="float" office:value="4.10551689616202" calcext:value-type="float">
            <text:p>4.1055168962</text:p>
          </table:table-cell>
          <table:table-cell table:formula="of:=([.B17]-[.B11])/([.A17]-[.A11])" office:value-type="float" office:value="-1.79859828656552" calcext:value-type="float">
            <text:p>-1.7985982866</text:p>
          </table:table-cell>
          <table:table-cell table:formula="of:=[.C14]*[.A14]*(1-[.A14])*96485/8.314/298.15" office:value-type="float" office:value="-16.5206846793108" calcext:value-type="float">
            <text:p>-16.5206846793</text:p>
          </table:table-cell>
          <table:table-cell table:formula="of:=ABS([.D14])" office:value-type="float" office:value="16.5206846793108" calcext:value-type="float">
            <text:p>16.5206846793</text:p>
          </table:table-cell>
          <table:table-cell office:value-type="float" office:value="1" calcext:value-type="float">
            <text:p>1</text:p>
          </table:table-cell>
          <table:table-cell table:formula="of:=[.E14]*[.F14]*[.$G$2]" office:value-type="float" office:value="0.0000000000000165206846793108" calcext:value-type="float">
            <text:p>1.65E-014</text:p>
          </table:table-cell>
          <table:table-cell table:formula="of:=ABS([.C14]*96485/8.314/298.15*[.A14])" office:value-type="float" office:value="26.7153124225961" calcext:value-type="float">
            <text:p>26.7153124226</text:p>
          </table:table-cell>
          <table:table-cell table:formula="of:=[.$G$2]*[.H14]" office:value-type="float" office:value="0.0000000000000267153124225961" calcext:value-type="float">
            <text:p>2.67153124225961E-014</text:p>
          </table:table-cell>
        </table:table-row>
        <table:table-row table:style-name="ro1">
          <table:table-cell office:value-type="float" office:value="0.4016024152" calcext:value-type="float">
            <text:p>0.4016024152</text:p>
          </table:table-cell>
          <table:table-cell office:value-type="float" office:value="4.07210042456488" calcext:value-type="float">
            <text:p>4.0721004246</text:p>
          </table:table-cell>
          <table:table-cell table:formula="of:=([.B18]-[.B12])/([.A18]-[.A12])" office:value-type="float" office:value="-1.71499798104986" calcext:value-type="float">
            <text:p>-1.714997981</text:p>
          </table:table-cell>
          <table:table-cell table:formula="of:=[.C15]*[.A15]*(1-[.A15])*96485/8.314/298.15" office:value-type="float" office:value="-16.0422296231132" calcext:value-type="float">
            <text:p>-16.0422296231</text:p>
          </table:table-cell>
          <table:table-cell table:formula="of:=ABS([.D15])" office:value-type="float" office:value="16.0422296231132" calcext:value-type="float">
            <text:p>16.0422296231</text:p>
          </table:table-cell>
          <table:table-cell office:value-type="float" office:value="1" calcext:value-type="float">
            <text:p>1</text:p>
          </table:table-cell>
          <table:table-cell table:formula="of:=[.E15]*[.F15]*[.$G$2]" office:value-type="float" office:value="0.0000000000000160422296231132" calcext:value-type="float">
            <text:p>1.60E-014</text:p>
          </table:table-cell>
          <table:table-cell table:formula="of:=ABS([.C15]*96485/8.314/298.15*[.A15])" office:value-type="float" office:value="26.8086470109583" calcext:value-type="float">
            <text:p>26.808647011</text:p>
          </table:table-cell>
          <table:table-cell table:formula="of:=[.$G$2]*[.H15]" office:value-type="float" office:value="0.0000000000000268086470109583" calcext:value-type="float">
            <text:p>2.68086470109583E-014</text:p>
          </table:table-cell>
        </table:table-row>
        <table:table-row table:style-name="ro1">
          <table:table-cell office:value-type="float" office:value="0.419380193" calcext:value-type="float">
            <text:p>0.419380193</text:p>
          </table:table-cell>
          <table:table-cell office:value-type="float" office:value="4.04201844148166" calcext:value-type="float">
            <text:p>4.0420184415</text:p>
          </table:table-cell>
          <table:table-cell table:formula="of:=([.B19]-[.B13])/([.A19]-[.A13])" office:value-type="float" office:value="-1.64165866274195" calcext:value-type="float">
            <text:p>-1.6416586627</text:p>
          </table:table-cell>
          <table:table-cell table:formula="of:=[.C16]*[.A16]*(1-[.A16])*96485/8.314/298.15" office:value-type="float" office:value="-15.559570055949" calcext:value-type="float">
            <text:p>-15.5595700559</text:p>
          </table:table-cell>
          <table:table-cell table:formula="of:=ABS([.D16])" office:value-type="float" office:value="15.559570055949" calcext:value-type="float">
            <text:p>15.5595700559</text:p>
          </table:table-cell>
          <table:table-cell office:value-type="float" office:value="1" calcext:value-type="float">
            <text:p>1</text:p>
          </table:table-cell>
          <table:table-cell table:formula="of:=[.E16]*[.F16]*[.$G$2]" office:value-type="float" office:value="0.000000000000015559570055949" calcext:value-type="float">
            <text:p>1.56E-014</text:p>
          </table:table-cell>
          <table:table-cell table:formula="of:=ABS([.C16]*96485/8.314/298.15*[.A16])" office:value-type="float" office:value="26.7982074816629" calcext:value-type="float">
            <text:p>26.7982074817</text:p>
          </table:table-cell>
          <table:table-cell table:formula="of:=[.$G$2]*[.H16]" office:value-type="float" office:value="0.0000000000000267982074816629" calcext:value-type="float">
            <text:p>2.67982074816629E-014</text:p>
          </table:table-cell>
        </table:table-row>
        <table:table-row table:style-name="ro1">
          <table:table-cell office:value-type="float" office:value="0.4427135263" calcext:value-type="float">
            <text:p>0.4427135263</text:p>
          </table:table-cell>
          <table:table-cell office:value-type="float" office:value="4.00235479490721" calcext:value-type="float">
            <text:p>4.0023547949</text:p>
          </table:table-cell>
          <table:table-cell table:formula="of:=([.B20]-[.B14])/([.A20]-[.A14])" office:value-type="float" office:value="-1.569501997508" calcext:value-type="float">
            <text:p>-1.5695019975</text:p>
          </table:table-cell>
          <table:table-cell table:formula="of:=[.C17]*[.A17]*(1-[.A17])*96485/8.314/298.15" office:value-type="float" office:value="-15.0722515410965" calcext:value-type="float">
            <text:p>-15.0722515411</text:p>
          </table:table-cell>
          <table:table-cell table:formula="of:=ABS([.D17])" office:value-type="float" office:value="15.0722515410965" calcext:value-type="float">
            <text:p>15.0722515411</text:p>
          </table:table-cell>
          <table:table-cell office:value-type="float" office:value="1" calcext:value-type="float">
            <text:p>1</text:p>
          </table:table-cell>
          <table:table-cell table:formula="of:=[.E17]*[.F17]*[.$G$2]" office:value-type="float" office:value="0.0000000000000150722515410965" calcext:value-type="float">
            <text:p>1.51E-014</text:p>
          </table:table-cell>
          <table:table-cell table:formula="of:=ABS([.C17]*96485/8.314/298.15*[.A17])" office:value-type="float" office:value="27.0457874942255" calcext:value-type="float">
            <text:p>27.0457874942</text:p>
          </table:table-cell>
          <table:table-cell table:formula="of:=[.$G$2]*[.H17]" office:value-type="float" office:value="0.0000000000000270457874942255" calcext:value-type="float">
            <text:p>2.70457874942255E-014</text:p>
          </table:table-cell>
        </table:table-row>
        <table:table-row table:style-name="ro1">
          <table:table-cell office:value-type="float" office:value="0.4627135263" calcext:value-type="float">
            <text:p>0.4627135263</text:p>
          </table:table-cell>
          <table:table-cell office:value-type="float" office:value="3.97333401019564" calcext:value-type="float">
            <text:p>3.9733340102</text:p>
          </table:table-cell>
          <table:table-cell table:formula="of:=([.B21]-[.B15])/([.A21]-[.A15])" office:value-type="float" office:value="-1.49777958648969" calcext:value-type="float">
            <text:p>-1.4977795865</text:p>
          </table:table-cell>
          <table:table-cell table:formula="of:=[.C18]*[.A18]*(1-[.A18])*96485/8.314/298.15" office:value-type="float" office:value="-14.4937570429301" calcext:value-type="float">
            <text:p>-14.4937570429</text:p>
          </table:table-cell>
          <table:table-cell table:formula="of:=ABS([.D18])" office:value-type="float" office:value="14.4937570429301" calcext:value-type="float">
            <text:p>14.4937570429</text:p>
          </table:table-cell>
          <table:table-cell office:value-type="float" office:value="1" calcext:value-type="float">
            <text:p>1</text:p>
          </table:table-cell>
          <table:table-cell table:formula="of:=[.E18]*[.F18]*[.$G$2]" office:value-type="float" office:value="0.0000000000000144937570429301" calcext:value-type="float">
            <text:p>1.45E-014</text:p>
          </table:table-cell>
          <table:table-cell table:formula="of:=ABS([.C18]*96485/8.314/298.15*[.A18])" office:value-type="float" office:value="26.9758457590035" calcext:value-type="float">
            <text:p>26.975845759</text:p>
          </table:table-cell>
          <table:table-cell table:formula="of:=[.$G$2]*[.H18]" office:value-type="float" office:value="0.0000000000000269758457590035" calcext:value-type="float">
            <text:p>2.69758457590035E-014</text:p>
          </table:table-cell>
        </table:table-row>
        <table:table-row table:style-name="ro1">
          <table:table-cell office:value-type="float" office:value="0.4804913041" calcext:value-type="float">
            <text:p>0.4804913041</text:p>
          </table:table-cell>
          <table:table-cell office:value-type="float" office:value="3.94572550280696" calcext:value-type="float">
            <text:p>3.9457255028</text:p>
          </table:table-cell>
          <table:table-cell table:formula="of:=([.B22]-[.B16])/([.A22]-[.A16])" office:value-type="float" office:value="-1.43773245118989" calcext:value-type="float">
            <text:p>-1.4377324512</text:p>
          </table:table-cell>
          <table:table-cell table:formula="of:=[.C19]*[.A19]*(1-[.A19])*96485/8.314/298.15" office:value-type="float" office:value="-13.9691955328955" calcext:value-type="float">
            <text:p>-13.9691955329</text:p>
          </table:table-cell>
          <table:table-cell table:formula="of:=ABS([.D19])" office:value-type="float" office:value="13.9691955328955" calcext:value-type="float">
            <text:p>13.9691955329</text:p>
          </table:table-cell>
          <table:table-cell office:value-type="float" office:value="1" calcext:value-type="float">
            <text:p>1</text:p>
          </table:table-cell>
          <table:table-cell table:formula="of:=[.E19]*[.F19]*[.$G$2]" office:value-type="float" office:value="0.0000000000000139691955328955" calcext:value-type="float">
            <text:p>1.40E-014</text:p>
          </table:table-cell>
          <table:table-cell table:formula="of:=ABS([.C19]*96485/8.314/298.15*[.A19])" office:value-type="float" office:value="26.8892429388408" calcext:value-type="float">
            <text:p>26.8892429388</text:p>
          </table:table-cell>
          <table:table-cell table:formula="of:=[.$G$2]*[.H19]" office:value-type="float" office:value="0.0000000000000268892429388408" calcext:value-type="float">
            <text:p>2.68892429388408E-014</text:p>
          </table:table-cell>
        </table:table-row>
        <table:table-row table:style-name="ro1">
          <table:table-cell office:value-type="float" office:value="0.4971579708" calcext:value-type="float">
            <text:p>0.4971579708</text:p>
          </table:table-cell>
          <table:table-cell office:value-type="float" office:value="3.92415222082468" calcext:value-type="float">
            <text:p>3.9241522208</text:p>
          </table:table-cell>
          <table:table-cell table:formula="of:=([.B23]-[.B17])/([.A23]-[.A17])" office:value-type="float" office:value="-1.31228533357442" calcext:value-type="float">
            <text:p>-1.3122853336</text:p>
          </table:table-cell>
          <table:table-cell table:formula="of:=[.C20]*[.A20]*(1-[.A20])*96485/8.314/298.15" office:value-type="float" office:value="-12.7693626008455" calcext:value-type="float">
            <text:p>-12.7693626008</text:p>
          </table:table-cell>
          <table:table-cell table:formula="of:=ABS([.D20])" office:value-type="float" office:value="12.7693626008455" calcext:value-type="float">
            <text:p>12.7693626008</text:p>
          </table:table-cell>
          <table:table-cell office:value-type="float" office:value="1" calcext:value-type="float">
            <text:p>1</text:p>
          </table:table-cell>
          <table:table-cell table:formula="of:=[.E20]*[.F20]*[.$G$2]" office:value-type="float" office:value="0.0000000000000127693626008455" calcext:value-type="float">
            <text:p>1.28E-014</text:p>
          </table:table-cell>
          <table:table-cell table:formula="of:=ABS([.C20]*96485/8.314/298.15*[.A20])" office:value-type="float" office:value="25.3943820510807" calcext:value-type="float">
            <text:p>25.3943820511</text:p>
          </table:table-cell>
          <table:table-cell table:formula="of:=[.$G$2]*[.H20]" office:value-type="float" office:value="0.0000000000000253943820510807" calcext:value-type="float">
            <text:p>2.53943820510807E-014</text:p>
          </table:table-cell>
        </table:table-row>
        <table:table-row table:style-name="ro1">
          <table:table-cell office:value-type="float" office:value="0.5227135263" calcext:value-type="float">
            <text:p>0.5227135263</text:p>
          </table:table-cell>
          <table:table-cell office:value-type="float" office:value="3.89070267466222" calcext:value-type="float">
            <text:p>3.8907026747</text:p>
          </table:table-cell>
          <table:table-cell table:formula="of:=([.B24]-[.B18])/([.A24]-[.A18])" office:value-type="float" office:value="-1.21203982278044" calcext:value-type="float">
            <text:p>-1.2120398228</text:p>
          </table:table-cell>
          <table:table-cell table:formula="of:=[.C21]*[.A21]*(1-[.A21])*96485/8.314/298.15" office:value-type="float" office:value="-11.7699528132955" calcext:value-type="float">
            <text:p>-11.7699528133</text:p>
          </table:table-cell>
          <table:table-cell table:formula="of:=ABS([.D21])" office:value-type="float" office:value="11.7699528132955" calcext:value-type="float">
            <text:p>11.7699528133</text:p>
          </table:table-cell>
          <table:table-cell office:value-type="float" office:value="1" calcext:value-type="float">
            <text:p>1</text:p>
          </table:table-cell>
          <table:table-cell table:formula="of:=[.E21]*[.F21]*[.$G$2]" office:value-type="float" office:value="0.0000000000000117699528132955" calcext:value-type="float">
            <text:p>1.18E-014</text:p>
          </table:table-cell>
          <table:table-cell table:formula="of:=ABS([.C21]*96485/8.314/298.15*[.A21])" office:value-type="float" office:value="24.6601432511863" calcext:value-type="float">
            <text:p>24.6601432512</text:p>
          </table:table-cell>
          <table:table-cell table:formula="of:=[.$G$2]*[.H21]" office:value-type="float" office:value="0.0000000000000246601432511863" calcext:value-type="float">
            <text:p>2.46601432511863E-014</text:p>
          </table:table-cell>
        </table:table-row>
        <table:table-row table:style-name="ro1">
          <table:table-cell office:value-type="float" office:value="0.539380193" calcext:value-type="float">
            <text:p>0.539380193</text:p>
          </table:table-cell>
          <table:table-cell office:value-type="float" office:value="3.86949054733887" calcext:value-type="float">
            <text:p>3.8694905473</text:p>
          </table:table-cell>
          <table:table-cell table:formula="of:=([.B25]-[.B19])/([.A25]-[.A19])" office:value-type="float" office:value="-1.11140613434588" calcext:value-type="float">
            <text:p>-1.1114061343</text:p>
          </table:table-cell>
          <table:table-cell table:formula="of:=[.C22]*[.A22]*(1-[.A22])*96485/8.314/298.15" office:value-type="float" office:value="-10.7479431400776" calcext:value-type="float">
            <text:p>-10.7479431401</text:p>
          </table:table-cell>
          <table:table-cell table:formula="of:=ABS([.D22])" office:value-type="float" office:value="10.7479431400776" calcext:value-type="float">
            <text:p>10.7479431401</text:p>
          </table:table-cell>
          <table:table-cell office:value-type="float" office:value="1" calcext:value-type="float">
            <text:p>1</text:p>
          </table:table-cell>
          <table:table-cell table:formula="of:=[.E22]*[.F22]*[.$G$2]" office:value-type="float" office:value="0.0000000000000107479431400776" calcext:value-type="float">
            <text:p>1.07E-014</text:p>
          </table:table-cell>
          <table:table-cell table:formula="of:=ABS([.C22]*96485/8.314/298.15*[.A22])" office:value-type="float" office:value="23.3336538653833" calcext:value-type="float">
            <text:p>23.3336538654</text:p>
          </table:table-cell>
          <table:table-cell table:formula="of:=[.$G$2]*[.H22]" office:value-type="float" office:value="0.0000000000000233336538653833" calcext:value-type="float">
            <text:p>2.33336538653833E-014</text:p>
          </table:table-cell>
        </table:table-row>
        <table:table-row table:style-name="ro1">
          <table:table-cell office:value-type="float" office:value="0.5560468597" calcext:value-type="float">
            <text:p>0.5560468597</text:p>
          </table:table-cell>
          <table:table-cell office:value-type="float" office:value="3.85362912368129" calcext:value-type="float">
            <text:p>3.8536291237</text:p>
          </table:table-cell>
          <table:table-cell table:formula="of:=([.B26]-[.B20])/([.A26]-[.A20])" office:value-type="float" office:value="-1.01294999088566" calcext:value-type="float">
            <text:p>-1.0129499909</text:p>
          </table:table-cell>
          <table:table-cell table:formula="of:=[.C23]*[.A23]*(1-[.A23])*96485/8.314/298.15" office:value-type="float" office:value="-9.73310698050801" calcext:value-type="float">
            <text:p>-9.7331069805</text:p>
          </table:table-cell>
          <table:table-cell table:formula="of:=ABS([.D23])" office:value-type="float" office:value="9.73310698050801" calcext:value-type="float">
            <text:p>9.7331069805</text:p>
          </table:table-cell>
          <table:table-cell office:value-type="float" office:value="1" calcext:value-type="float">
            <text:p>1</text:p>
          </table:table-cell>
          <table:table-cell table:formula="of:=[.E23]*[.F23]*[.$G$2]" office:value-type="float" office:value="9.73310698050801E-015" calcext:value-type="float">
            <text:p>9.73E-015</text:p>
          </table:table-cell>
          <table:table-cell table:formula="of:=ABS([.C23]*96485/8.314/298.15*[.A23])" office:value-type="float" office:value="21.9237259453349" calcext:value-type="float">
            <text:p>21.9237259453</text:p>
          </table:table-cell>
          <table:table-cell table:formula="of:=[.$G$2]*[.H23]" office:value-type="float" office:value="0.0000000000000219237259453349" calcext:value-type="float">
            <text:p>2.19237259453349E-014</text:p>
          </table:table-cell>
        </table:table-row>
        <table:table-row table:style-name="ro1">
          <table:table-cell office:value-type="float" office:value="0.5782690819" calcext:value-type="float">
            <text:p>0.5782690819</text:p>
          </table:table-cell>
          <table:table-cell office:value-type="float" office:value="3.83327607506492" calcext:value-type="float">
            <text:p>3.8332760751</text:p>
          </table:table-cell>
          <table:table-cell table:formula="of:=([.B27]-[.B21])/([.A27]-[.A21])" office:value-type="float" office:value="-0.896146785987191" calcext:value-type="float">
            <text:p>-0.896146786</text:p>
          </table:table-cell>
          <table:table-cell table:formula="of:=[.C24]*[.A24]*(1-[.A24])*96485/8.314/298.15" office:value-type="float" office:value="-8.50666896914835" calcext:value-type="float">
            <text:p>-8.5066689691</text:p>
          </table:table-cell>
          <table:table-cell table:formula="of:=ABS([.D24])" office:value-type="float" office:value="8.50666896914835" calcext:value-type="float">
            <text:p>8.5066689691</text:p>
          </table:table-cell>
          <table:table-cell office:value-type="float" office:value="1" calcext:value-type="float">
            <text:p>1</text:p>
          </table:table-cell>
          <table:table-cell table:formula="of:=[.E24]*[.F24]*[.$G$2]" office:value-type="float" office:value="8.50666896914835E-015" calcext:value-type="float">
            <text:p>8.51E-015</text:p>
          </table:table-cell>
          <table:table-cell table:formula="of:=ABS([.C24]*96485/8.314/298.15*[.A24])" office:value-type="float" office:value="20.1708449726023" calcext:value-type="float">
            <text:p>20.1708449726</text:p>
          </table:table-cell>
          <table:table-cell table:formula="of:=[.$G$2]*[.H24]" office:value-type="float" office:value="0.0000000000000201708449726023" calcext:value-type="float">
            <text:p>2.01708449726023E-014</text:p>
          </table:table-cell>
        </table:table-row>
        <table:table-row table:style-name="ro1">
          <table:table-cell office:value-type="float" office:value="0.5960468597" calcext:value-type="float">
            <text:p>0.5960468597</text:p>
          </table:table-cell>
          <table:table-cell office:value-type="float" office:value="3.81729634945537" calcext:value-type="float">
            <text:p>3.8172963495</text:p>
          </table:table-cell>
          <table:table-cell table:formula="of:=([.B28]-[.B22])/([.A28]-[.A22])" office:value-type="float" office:value="-0.779357543532357" calcext:value-type="float">
            <text:p>-0.7793575435</text:p>
          </table:table-cell>
          <table:table-cell table:formula="of:=[.C25]*[.A25]*(1-[.A25])*96485/8.314/298.15" office:value-type="float" office:value="-7.30403933836334" calcext:value-type="float">
            <text:p>-7.3040393384</text:p>
          </table:table-cell>
          <table:table-cell table:formula="of:=ABS([.D25])" office:value-type="float" office:value="7.30403933836334" calcext:value-type="float">
            <text:p>7.3040393384</text:p>
          </table:table-cell>
          <table:table-cell office:value-type="float" office:value="1" calcext:value-type="float">
            <text:p>1</text:p>
          </table:table-cell>
          <table:table-cell table:formula="of:=[.E25]*[.F25]*[.$G$2]" office:value-type="float" office:value="7.30403933836334E-015" calcext:value-type="float">
            <text:p>7.30E-015</text:p>
          </table:table-cell>
          <table:table-cell table:formula="of:=ABS([.C25]*96485/8.314/298.15*[.A25])" office:value-type="float" office:value="18.081402543223" calcext:value-type="float">
            <text:p>18.0814025432</text:p>
          </table:table-cell>
          <table:table-cell table:formula="of:=[.$G$2]*[.H25]" office:value-type="float" office:value="0.000000000000018081402543223" calcext:value-type="float">
            <text:p>1.8081402543223E-014</text:p>
          </table:table-cell>
        </table:table-row>
        <table:table-row table:style-name="ro1">
          <table:table-cell office:value-type="float" office:value="0.6160468597" calcext:value-type="float">
            <text:p>0.6160468597</text:p>
          </table:table-cell>
          <table:table-cell office:value-type="float" office:value="3.80372372189702" calcext:value-type="float">
            <text:p>3.8037237219</text:p>
          </table:table-cell>
          <table:table-cell table:formula="of:=([.B29]-[.B23])/([.A29]-[.A23])" office:value-type="float" office:value="-0.708847483668227" calcext:value-type="float">
            <text:p>-0.7088474837</text:p>
          </table:table-cell>
          <table:table-cell table:formula="of:=[.C26]*[.A26]*(1-[.A26])*96485/8.314/298.15" office:value-type="float" office:value="-6.52619042001222" calcext:value-type="float">
            <text:p>-6.52619042</text:p>
          </table:table-cell>
          <table:table-cell table:formula="of:=ABS([.D26])" office:value-type="float" office:value="6.52619042001222" calcext:value-type="float">
            <text:p>6.52619042</text:p>
          </table:table-cell>
          <table:table-cell office:value-type="float" office:value="1" calcext:value-type="float">
            <text:p>1</text:p>
          </table:table-cell>
          <table:table-cell table:formula="of:=[.E26]*[.F26]*[.$G$2]" office:value-type="float" office:value="6.52619042001222E-015" calcext:value-type="float">
            <text:p>6.53E-015</text:p>
          </table:table-cell>
          <table:table-cell table:formula="of:=ABS([.C26]*96485/8.314/298.15*[.A26])" office:value-type="float" office:value="16.9973617481368" calcext:value-type="float">
            <text:p>16.9973617481</text:p>
          </table:table-cell>
          <table:table-cell table:formula="of:=[.$G$2]*[.H26]" office:value-type="float" office:value="0.0000000000000169973617481368" calcext:value-type="float">
            <text:p>1.69973617481368E-014</text:p>
          </table:table-cell>
        </table:table-row>
        <table:table-row table:style-name="ro1">
          <table:table-cell office:value-type="float" office:value="0.6327135263" calcext:value-type="float">
            <text:p>0.6327135263</text:p>
          </table:table-cell>
          <table:table-cell office:value-type="float" office:value="3.79212652820363" calcext:value-type="float">
            <text:p>3.7921265282</text:p>
          </table:table-cell>
          <table:table-cell table:formula="of:=([.B30]-[.B24])/([.A30]-[.A24])" office:value-type="float" office:value="-0.639947545292705" calcext:value-type="float">
            <text:p>-0.6399475453</text:p>
          </table:table-cell>
          <table:table-cell table:formula="of:=[.C27]*[.A27]*(1-[.A27])*96485/8.314/298.15" office:value-type="float" office:value="-5.78857145253746" calcext:value-type="float">
            <text:p>-5.7885714525</text:p>
          </table:table-cell>
          <table:table-cell table:formula="of:=ABS([.D27])" office:value-type="float" office:value="5.78857145253746" calcext:value-type="float">
            <text:p>5.7885714525</text:p>
          </table:table-cell>
          <table:table-cell office:value-type="float" office:value="1" calcext:value-type="float">
            <text:p>1</text:p>
          </table:table-cell>
          <table:table-cell table:formula="of:=[.E27]*[.F27]*[.$G$2]" office:value-type="float" office:value="5.78857145253746E-015" calcext:value-type="float">
            <text:p>5.79E-015</text:p>
          </table:table-cell>
          <table:table-cell table:formula="of:=ABS([.C27]*96485/8.314/298.15*[.A27])" office:value-type="float" office:value="15.7603719903542" calcext:value-type="float">
            <text:p>15.7603719904</text:p>
          </table:table-cell>
          <table:table-cell table:formula="of:=[.$G$2]*[.H27]" office:value-type="float" office:value="0.0000000000000157603719903542" calcext:value-type="float">
            <text:p>1.57603719903542E-014</text:p>
          </table:table-cell>
        </table:table-row>
        <table:table-row table:style-name="ro1">
          <table:table-cell office:value-type="float" office:value="0.6527135263" calcext:value-type="float">
            <text:p>0.6527135263</text:p>
          </table:table-cell>
          <table:table-cell office:value-type="float" office:value="3.78116335909785" calcext:value-type="float">
            <text:p>3.7811633591</text:p>
          </table:table-cell>
          <table:table-cell table:formula="of:=([.B31]-[.B25])/([.A31]-[.A25])" office:value-type="float" office:value="-0.585467487736939" calcext:value-type="float">
            <text:p>-0.5854674877</text:p>
          </table:table-cell>
          <table:table-cell table:formula="of:=[.C28]*[.A28]*(1-[.A28])*96485/8.314/298.15" office:value-type="float" office:value="-5.1656887075483" calcext:value-type="float">
            <text:p>-5.1656887075</text:p>
          </table:table-cell>
          <table:table-cell table:formula="of:=ABS([.D28])" office:value-type="float" office:value="5.1656887075483" calcext:value-type="float">
            <text:p>5.1656887075</text:p>
          </table:table-cell>
          <table:table-cell office:value-type="float" office:value="1" calcext:value-type="float">
            <text:p>1</text:p>
          </table:table-cell>
          <table:table-cell table:formula="of:=[.E28]*[.F28]*[.$G$2]" office:value-type="float" office:value="5.1656887075483E-015" calcext:value-type="float">
            <text:p>5.17E-015</text:p>
          </table:table-cell>
          <table:table-cell table:formula="of:=ABS([.C28]*96485/8.314/298.15*[.A28])" office:value-type="float" office:value="14.8744310497121" calcext:value-type="float">
            <text:p>14.8744310497</text:p>
          </table:table-cell>
          <table:table-cell table:formula="of:=[.$G$2]*[.H28]" office:value-type="float" office:value="0.0000000000000148744310497121" calcext:value-type="float">
            <text:p>1.48744310497121E-014</text:p>
          </table:table-cell>
        </table:table-row>
        <table:table-row table:style-name="ro1">
          <table:table-cell office:value-type="float" office:value="0.6771579708" calcext:value-type="float">
            <text:p>0.6771579708</text:p>
          </table:table-cell>
          <table:table-cell office:value-type="float" office:value="3.76777981733379" calcext:value-type="float">
            <text:p>3.7677798173</text:p>
          </table:table-cell>
          <table:table-cell table:formula="of:=([.B32]-[.B26])/([.A32]-[.A26])" office:value-type="float" office:value="-0.546264222155124" calcext:value-type="float">
            <text:p>-0.5462642222</text:p>
          </table:table-cell>
          <table:table-cell table:formula="of:=[.C29]*[.A29]*(1-[.A29])*96485/8.314/298.15" office:value-type="float" office:value="-4.64833893997229" calcext:value-type="float">
            <text:p>-4.64833894</text:p>
          </table:table-cell>
          <table:table-cell table:formula="of:=ABS([.D29])" office:value-type="float" office:value="4.64833893997229" calcext:value-type="float">
            <text:p>4.64833894</text:p>
          </table:table-cell>
          <table:table-cell office:value-type="float" office:value="1" calcext:value-type="float">
            <text:p>1</text:p>
          </table:table-cell>
          <table:table-cell table:formula="of:=[.E29]*[.F29]*[.$G$2]" office:value-type="float" office:value="4.64833893997229E-015" calcext:value-type="float">
            <text:p>4.65E-015</text:p>
          </table:table-cell>
          <table:table-cell table:formula="of:=ABS([.C29]*96485/8.314/298.15*[.A29])" office:value-type="float" office:value="14.3981840019121" calcext:value-type="float">
            <text:p>14.3981840019</text:p>
          </table:table-cell>
          <table:table-cell table:formula="of:=[.$G$2]*[.H29]" office:value-type="float" office:value="0.0000000000000143981840019121" calcext:value-type="float">
            <text:p>1.43981840019121E-014</text:p>
          </table:table-cell>
        </table:table-row>
        <table:table-row table:style-name="ro1">
          <table:table-cell office:value-type="float" office:value="0.6960468597" calcext:value-type="float">
            <text:p>0.6960468597</text:p>
          </table:table-cell>
          <table:table-cell office:value-type="float" office:value="3.75790447527178" calcext:value-type="float">
            <text:p>3.7579044753</text:p>
          </table:table-cell>
          <table:table-cell table:formula="of:=([.B33]-[.B27])/([.A33]-[.A27])" office:value-type="float" office:value="-0.514863805790317" calcext:value-type="float">
            <text:p>-0.5148638058</text:p>
          </table:table-cell>
          <table:table-cell table:formula="of:=[.C30]*[.A30]*(1-[.A30])*96485/8.314/298.15" office:value-type="float" office:value="-4.23986904602686" calcext:value-type="float">
            <text:p>-4.239869046</text:p>
          </table:table-cell>
          <table:table-cell table:formula="of:=ABS([.D30])" office:value-type="float" office:value="4.23986904602686" calcext:value-type="float">
            <text:p>4.239869046</text:p>
          </table:table-cell>
          <table:table-cell office:value-type="float" office:value="1" calcext:value-type="float">
            <text:p>1</text:p>
          </table:table-cell>
          <table:table-cell table:formula="of:=[.E30]*[.F30]*[.$G$2]" office:value-type="float" office:value="4.23986904602686E-015" calcext:value-type="float">
            <text:p>4.24E-015</text:p>
          </table:table-cell>
          <table:table-cell table:formula="of:=ABS([.C30]*96485/8.314/298.15*[.A30])" office:value-type="float" office:value="13.9490878161092" calcext:value-type="float">
            <text:p>13.9490878161</text:p>
          </table:table-cell>
          <table:table-cell table:formula="of:=[.$G$2]*[.H30]" office:value-type="float" office:value="0.0000000000000139490878161092" calcext:value-type="float">
            <text:p>1.39490878161092E-014</text:p>
          </table:table-cell>
        </table:table-row>
        <table:table-row table:style-name="ro1">
          <table:table-cell office:value-type="float" office:value="0.7160468597" calcext:value-type="float">
            <text:p>0.7160468597</text:p>
          </table:table-cell>
          <table:table-cell office:value-type="float" office:value="3.74704025092694" calcext:value-type="float">
            <text:p>3.7470402509</text:p>
          </table:table-cell>
          <table:table-cell table:formula="of:=([.B34]-[.B28])/([.A34]-[.A28])" office:value-type="float" office:value="-0.493323158921379" calcext:value-type="float">
            <text:p>-0.4933231589</text:p>
          </table:table-cell>
          <table:table-cell table:formula="of:=[.C31]*[.A31]*(1-[.A31])*96485/8.314/298.15" office:value-type="float" office:value="-3.90422278395559" calcext:value-type="float">
            <text:p>-3.904222784</text:p>
          </table:table-cell>
          <table:table-cell table:formula="of:=ABS([.D31])" office:value-type="float" office:value="3.90422278395559" calcext:value-type="float">
            <text:p>3.904222784</text:p>
          </table:table-cell>
          <table:table-cell office:value-type="float" office:value="1" calcext:value-type="float">
            <text:p>1</text:p>
          </table:table-cell>
          <table:table-cell table:formula="of:=[.E31]*[.F31]*[.$G$2]" office:value-type="float" office:value="3.90422278395559E-015" calcext:value-type="float">
            <text:p>3.90E-015</text:p>
          </table:table-cell>
          <table:table-cell table:formula="of:=ABS([.C31]*96485/8.314/298.15*[.A31])" office:value-type="float" office:value="13.7495319820402" calcext:value-type="float">
            <text:p>13.749531982</text:p>
          </table:table-cell>
          <table:table-cell table:formula="of:=[.$G$2]*[.H31]" office:value-type="float" office:value="0.0000000000000137495319820402" calcext:value-type="float">
            <text:p>1.37495319820402E-014</text:p>
          </table:table-cell>
        </table:table-row>
        <table:table-row table:style-name="ro1">
          <table:table-cell office:value-type="float" office:value="0.7349357486" calcext:value-type="float">
            <text:p>0.7349357486</text:p>
          </table:table-cell>
          <table:table-cell office:value-type="float" office:value="3.73877897547917" calcext:value-type="float">
            <text:p>3.7387789755</text:p>
          </table:table-cell>
          <table:table-cell table:formula="of:=([.B35]-[.B29])/([.A35]-[.A29])" office:value-type="float" office:value="-0.481911395648" calcext:value-type="float">
            <text:p>-0.4819113956</text:p>
          </table:table-cell>
          <table:table-cell table:formula="of:=[.C32]*[.A32]*(1-[.A32])*96485/8.314/298.15" office:value-type="float" office:value="-3.65411907650773" calcext:value-type="float">
            <text:p>-3.6541190765</text:p>
          </table:table-cell>
          <table:table-cell table:formula="of:=ABS([.D32])" office:value-type="float" office:value="3.65411907650773" calcext:value-type="float">
            <text:p>3.6541190765</text:p>
          </table:table-cell>
          <table:table-cell office:value-type="float" office:value="1" calcext:value-type="float">
            <text:p>1</text:p>
          </table:table-cell>
          <table:table-cell table:formula="of:=[.E32]*[.F32]*[.$G$2]" office:value-type="float" office:value="3.65411907650772E-015" calcext:value-type="float">
            <text:p>3.65E-015</text:p>
          </table:table-cell>
          <table:table-cell table:formula="of:=ABS([.C32]*96485/8.314/298.15*[.A32])" office:value-type="float" office:value="13.7857861149047" calcext:value-type="float">
            <text:p>13.7857861149</text:p>
          </table:table-cell>
          <table:table-cell table:formula="of:=[.$G$2]*[.H32]" office:value-type="float" office:value="0.0000000000000137857861149047" calcext:value-type="float">
            <text:p>1.37857861149047E-014</text:p>
          </table:table-cell>
        </table:table-row>
        <table:table-row table:style-name="ro1">
          <table:table-cell office:value-type="float" office:value="0.7549357486" calcext:value-type="float">
            <text:p>0.7549357486</text:p>
          </table:table-cell>
          <table:table-cell office:value-type="float" office:value="3.7291987296781" calcext:value-type="float">
            <text:p>3.7291987297</text:p>
          </table:table-cell>
          <table:table-cell table:formula="of:=([.B36]-[.B30])/([.A36]-[.A30])" office:value-type="float" office:value="-0.485490493435937" calcext:value-type="float">
            <text:p>-0.4854904934</text:p>
          </table:table-cell>
          <table:table-cell table:formula="of:=[.C33]*[.A33]*(1-[.A33])*96485/8.314/298.15" office:value-type="float" office:value="-3.49611453595912" calcext:value-type="float">
            <text:p>-3.496114536</text:p>
          </table:table-cell>
          <table:table-cell table:formula="of:=ABS([.D33])" office:value-type="float" office:value="3.49611453595912" calcext:value-type="float">
            <text:p>3.496114536</text:p>
          </table:table-cell>
          <table:table-cell office:value-type="float" office:value="1" calcext:value-type="float">
            <text:p>1</text:p>
          </table:table-cell>
          <table:table-cell table:formula="of:=[.E33]*[.F33]*[.$G$2]" office:value-type="float" office:value="3.49611453595912E-015" calcext:value-type="float">
            <text:p>3.50E-015</text:p>
          </table:table-cell>
          <table:table-cell table:formula="of:=ABS([.C33]*96485/8.314/298.15*[.A33])" office:value-type="float" office:value="14.2661139516945" calcext:value-type="float">
            <text:p>14.2661139517</text:p>
          </table:table-cell>
          <table:table-cell table:formula="of:=[.$G$2]*[.H33]" office:value-type="float" office:value="0.0000000000000142661139516945" calcext:value-type="float">
            <text:p>1.42661139516945E-014</text:p>
          </table:table-cell>
        </table:table-row>
        <table:table-row table:style-name="ro1">
          <table:table-cell office:value-type="float" office:value="0.7716024152" calcext:value-type="float">
            <text:p>0.7716024152</text:p>
          </table:table-cell>
          <table:table-cell office:value-type="float" office:value="3.72251271686505" calcext:value-type="float">
            <text:p>3.7225127169</text:p>
          </table:table-cell>
          <table:table-cell table:formula="of:=([.B37]-[.B31])/([.A37]-[.A31])" office:value-type="float" office:value="-0.473150652326829" calcext:value-type="float">
            <text:p>-0.4731506523</text:p>
          </table:table-cell>
          <table:table-cell table:formula="of:=[.C34]*[.A34]*(1-[.A34])*96485/8.314/298.15" office:value-type="float" office:value="-3.24563363970826" calcext:value-type="float">
            <text:p>-3.2456336397</text:p>
          </table:table-cell>
          <table:table-cell table:formula="of:=ABS([.D34])" office:value-type="float" office:value="3.24563363970826" calcext:value-type="float">
            <text:p>3.2456336397</text:p>
          </table:table-cell>
          <table:table-cell office:value-type="float" office:value="1" calcext:value-type="float">
            <text:p>1</text:p>
          </table:table-cell>
          <table:table-cell table:formula="of:=[.E34]*[.F34]*[.$G$2]" office:value-type="float" office:value="3.24563363970826E-015" calcext:value-type="float">
            <text:p>3.25E-015</text:p>
          </table:table-cell>
          <table:table-cell table:formula="of:=ABS([.C34]*96485/8.314/298.15*[.A34])" office:value-type="float" office:value="14.2104551698756" calcext:value-type="float">
            <text:p>14.2104551699</text:p>
          </table:table-cell>
          <table:table-cell table:formula="of:=[.$G$2]*[.H34]" office:value-type="float" office:value="0.0000000000000142104551698756" calcext:value-type="float">
            <text:p>1.42104551698756E-014</text:p>
          </table:table-cell>
        </table:table-row>
        <table:table-row table:style-name="ro1">
          <table:table-cell office:value-type="float" office:value="0.7938246374" calcext:value-type="float">
            <text:p>0.7938246374</text:p>
          </table:table-cell>
          <table:table-cell office:value-type="float" office:value="3.71155682120698" calcext:value-type="float">
            <text:p>3.7115568212</text:p>
          </table:table-cell>
          <table:table-cell table:formula="of:=([.B38]-[.B32])/([.A38]-[.A32])" office:value-type="float" office:value="-0.508219364578087" calcext:value-type="float">
            <text:p>-0.5082193646</text:p>
          </table:table-cell>
          <table:table-cell table:formula="of:=[.C35]*[.A35]*(1-[.A35])*96485/8.314/298.15" office:value-type="float" office:value="-3.23763224628726" calcext:value-type="float">
            <text:p>-3.2376322463</text:p>
          </table:table-cell>
          <table:table-cell table:formula="of:=ABS([.D35])" office:value-type="float" office:value="3.23763224628726" calcext:value-type="float">
            <text:p>3.2376322463</text:p>
          </table:table-cell>
          <table:table-cell office:value-type="float" office:value="1" calcext:value-type="float">
            <text:p>1</text:p>
          </table:table-cell>
          <table:table-cell table:formula="of:=[.E35]*[.F35]*[.$G$2]" office:value-type="float" office:value="3.23763224628726E-015" calcext:value-type="float">
            <text:p>3.24E-015</text:p>
          </table:table-cell>
          <table:table-cell table:formula="of:=ABS([.C35]*96485/8.314/298.15*[.A35])" office:value-type="float" office:value="15.7032935723197" calcext:value-type="float">
            <text:p>15.7032935723</text:p>
          </table:table-cell>
          <table:table-cell table:formula="of:=[.$G$2]*[.H35]" office:value-type="float" office:value="0.0000000000000157032935723197" calcext:value-type="float">
            <text:p>1.57032935723197E-014</text:p>
          </table:table-cell>
        </table:table-row>
        <table:table-row table:style-name="ro1">
          <table:table-cell office:value-type="float" office:value="0.8127135263" calcext:value-type="float">
            <text:p>0.8127135263</text:p>
          </table:table-cell>
          <table:table-cell office:value-type="float" office:value="3.70126391773662" calcext:value-type="float">
            <text:p>3.7012639177</text:p>
          </table:table-cell>
          <table:table-cell table:formula="of:=([.B39]-[.B33])/([.A39]-[.A33])" office:value-type="float" office:value="-0.538751369214642" calcext:value-type="float">
            <text:p>-0.5387513692</text:p>
          </table:table-cell>
          <table:table-cell table:formula="of:=[.C36]*[.A36]*(1-[.A36])*96485/8.314/298.15" office:value-type="float" office:value="-3.19188513985777" calcext:value-type="float">
            <text:p>-3.1918851399</text:p>
          </table:table-cell>
          <table:table-cell table:formula="of:=ABS([.D36])" office:value-type="float" office:value="3.19188513985777" calcext:value-type="float">
            <text:p>3.1918851399</text:p>
          </table:table-cell>
          <table:table-cell office:value-type="float" office:value="1" calcext:value-type="float">
            <text:p>1</text:p>
          </table:table-cell>
          <table:table-cell table:formula="of:=[.E36]*[.F36]*[.$G$2]" office:value-type="float" office:value="3.19188513985777E-015" calcext:value-type="float">
            <text:p>3.19E-015</text:p>
          </table:table-cell>
          <table:table-cell table:formula="of:=ABS([.C36]*96485/8.314/298.15*[.A36])" office:value-type="float" office:value="17.0427958666712" calcext:value-type="float">
            <text:p>17.0427958667</text:p>
          </table:table-cell>
          <table:table-cell table:formula="of:=[.$G$2]*[.H36]" office:value-type="float" office:value="0.0000000000000170427958666712" calcext:value-type="float">
            <text:p>1.70427958666712E-014</text:p>
          </table:table-cell>
        </table:table-row>
        <table:table-row table:style-name="ro1">
          <table:table-cell office:value-type="float" office:value="0.8327135263" calcext:value-type="float">
            <text:p>0.8327135263</text:p>
          </table:table-cell>
          <table:table-cell office:value-type="float" office:value="3.69183934152035" calcext:value-type="float">
            <text:p>3.6918393415</text:p>
          </table:table-cell>
          <table:table-cell table:formula="of:=([.B40]-[.B34])/([.A40]-[.A34])" office:value-type="float" office:value="-0.590054038061882" calcext:value-type="float">
            <text:p>-0.5900540381</text:p>
          </table:table-cell>
          <table:table-cell table:formula="of:=[.C37]*[.A37]*(1-[.A37])*96485/8.314/298.15" office:value-type="float" office:value="-3.19936065744964" calcext:value-type="float">
            <text:p>-3.1993606574</text:p>
          </table:table-cell>
          <table:table-cell table:formula="of:=ABS([.D37])" office:value-type="float" office:value="3.19936065744964" calcext:value-type="float">
            <text:p>3.1993606574</text:p>
          </table:table-cell>
          <table:table-cell office:value-type="float" office:value="1" calcext:value-type="float">
            <text:p>1</text:p>
          </table:table-cell>
          <table:table-cell table:formula="of:=[.E37]*[.F37]*[.$G$2]" office:value-type="float" office:value="3.19936065744964E-015" calcext:value-type="float">
            <text:p>3.20E-015</text:p>
          </table:table-cell>
          <table:table-cell table:formula="of:=ABS([.C37]*96485/8.314/298.15*[.A37])" office:value-type="float" office:value="19.1250409353906" calcext:value-type="float">
            <text:p>19.1250409354</text:p>
          </table:table-cell>
          <table:table-cell table:formula="of:=[.$G$2]*[.H37]" office:value-type="float" office:value="0.0000000000000191250409353906" calcext:value-type="float">
            <text:p>1.91250409353906E-014</text:p>
          </table:table-cell>
        </table:table-row>
        <table:table-row table:style-name="ro1">
          <table:table-cell office:value-type="float" office:value="0.8527135263" calcext:value-type="float">
            <text:p>0.8527135263</text:p>
          </table:table-cell>
          <table:table-cell office:value-type="float" office:value="3.67892202813506" calcext:value-type="float">
            <text:p>3.6789220281</text:p>
          </table:table-cell>
          <table:table-cell table:formula="of:=([.B41]-[.B35])/([.A41]-[.A35])" office:value-type="float" office:value="-0.671504138560799" calcext:value-type="float">
            <text:p>-0.6715041386</text:p>
          </table:table-cell>
          <table:table-cell table:formula="of:=[.C38]*[.A38]*(1-[.A38])*96485/8.314/298.15" office:value-type="float" office:value="-3.28268852900969" calcext:value-type="float">
            <text:p>-3.282688529</text:p>
          </table:table-cell>
          <table:table-cell table:formula="of:=ABS([.D38])" office:value-type="float" office:value="3.28268852900969" calcext:value-type="float">
            <text:p>3.282688529</text:p>
          </table:table-cell>
          <table:table-cell office:value-type="float" office:value="1" calcext:value-type="float">
            <text:p>1</text:p>
          </table:table-cell>
          <table:table-cell table:formula="of:=[.E38]*[.F38]*[.$G$2]" office:value-type="float" office:value="3.28268852900969E-015" calcext:value-type="float">
            <text:p>3.28E-015</text:p>
          </table:table-cell>
          <table:table-cell table:formula="of:=ABS([.C38]*96485/8.314/298.15*[.A38])" office:value-type="float" office:value="22.2877800421512" calcext:value-type="float">
            <text:p>22.2877800422</text:p>
          </table:table-cell>
          <table:table-cell table:formula="of:=[.$G$2]*[.H38]" office:value-type="float" office:value="0.0000000000000222877800421512" calcext:value-type="float">
            <text:p>2.22877800421512E-014</text:p>
          </table:table-cell>
        </table:table-row>
        <table:table-row table:style-name="ro1">
          <table:table-cell office:value-type="float" office:value="0.8727135263" calcext:value-type="float">
            <text:p>0.8727135263</text:p>
          </table:table-cell>
          <table:table-cell office:value-type="float" office:value="3.66574579067916" calcext:value-type="float">
            <text:p>3.6657457907</text:p>
          </table:table-cell>
          <table:table-cell table:formula="of:=([.B42]-[.B36])/([.A42]-[.A36])" office:value-type="float" office:value="-0.803378637733633" calcext:value-type="float">
            <text:p>-0.8033786377</text:p>
          </table:table-cell>
          <table:table-cell table:formula="of:=[.C39]*[.A39]*(1-[.A39])*96485/8.314/298.15" office:value-type="float" office:value="-3.473675208153" calcext:value-type="float">
            <text:p>-3.4736752082</text:p>
          </table:table-cell>
          <table:table-cell table:formula="of:=ABS([.D39])" office:value-type="float" office:value="3.473675208153" calcext:value-type="float">
            <text:p>3.4736752082</text:p>
          </table:table-cell>
          <table:table-cell office:value-type="float" office:value="1" calcext:value-type="float">
            <text:p>1</text:p>
          </table:table-cell>
          <table:table-cell table:formula="of:=[.E39]*[.F39]*[.$G$2]" office:value-type="float" office:value="3.473675208153E-015" calcext:value-type="float">
            <text:p>3.47E-015</text:p>
          </table:table-cell>
          <table:table-cell table:formula="of:=ABS([.C39]*96485/8.314/298.15*[.A39])" office:value-type="float" office:value="27.2902147980001" calcext:value-type="float">
            <text:p>27.290214798</text:p>
          </table:table-cell>
          <table:table-cell table:formula="of:=[.$G$2]*[.H39]" office:value-type="float" office:value="0.0000000000000272902147980001" calcext:value-type="float">
            <text:p>2.72902147980001E-014</text:p>
          </table:table-cell>
        </table:table-row>
        <table:table-row table:style-name="ro1">
          <table:table-cell office:value-type="float" office:value="0.8916024152" calcext:value-type="float">
            <text:p>0.8916024152</text:p>
          </table:table-cell>
          <table:table-cell office:value-type="float" office:value="3.65170623229762" calcext:value-type="float">
            <text:p>3.6517062323</text:p>
          </table:table-cell>
          <table:table-cell table:formula="of:=([.B43]-[.B37])/([.A43]-[.A37])" office:value-type="float" office:value="-1.12919885371689" calcext:value-type="float">
            <text:p>-1.1291988537</text:p>
          </table:table-cell>
          <table:table-cell table:formula="of:=[.C40]*[.A40]*(1-[.A40])*96485/8.314/298.15" office:value-type="float" office:value="-4.24791910804232" calcext:value-type="float">
            <text:p>-4.247919108</text:p>
          </table:table-cell>
          <table:table-cell table:formula="of:=ABS([.D40])" office:value-type="float" office:value="4.24791910804232" calcext:value-type="float">
            <text:p>4.247919108</text:p>
          </table:table-cell>
          <table:table-cell office:value-type="float" office:value="1" calcext:value-type="float">
            <text:p>1</text:p>
          </table:table-cell>
          <table:table-cell table:formula="of:=[.E40]*[.F40]*[.$G$2]" office:value-type="float" office:value="4.24791910804232E-015" calcext:value-type="float">
            <text:p>4.25E-015</text:p>
          </table:table-cell>
          <table:table-cell table:formula="of:=ABS([.C40]*96485/8.314/298.15*[.A40])" office:value-type="float" office:value="39.1883187792421" calcext:value-type="float">
            <text:p>39.1883187792</text:p>
          </table:table-cell>
          <table:table-cell table:formula="of:=[.$G$2]*[.H40]" office:value-type="float" office:value="0.0000000000000391883187792421" calcext:value-type="float">
            <text:p>3.91883187792421E-014</text:p>
          </table:table-cell>
        </table:table-row>
        <table:table-row table:style-name="ro1">
          <table:table-cell office:value-type="float" office:value="0.9116024152" calcext:value-type="float">
            <text:p>0.9116024152</text:p>
          </table:table-cell>
          <table:table-cell office:value-type="float" office:value="3.63246855598379" calcext:value-type="float">
            <text:p>3.632468556</text:p>
          </table:table-cell>
          <table:table-cell table:formula="of:=([.B44]-[.B38])/([.A44]-[.A38])" office:value-type="float" office:value="-1.58900457344139" calcext:value-type="float">
            <text:p>-1.5890045734</text:p>
          </table:table-cell>
          <table:table-cell table:formula="of:=[.C41]*[.A41]*(1-[.A41])*96485/8.314/298.15" office:value-type="float" office:value="-4.98409120553937" calcext:value-type="float">
            <text:p>-4.9840912055</text:p>
          </table:table-cell>
          <table:table-cell table:formula="of:=ABS([.D41])" office:value-type="float" office:value="4.98409120553937" calcext:value-type="float">
            <text:p>4.9840912055</text:p>
          </table:table-cell>
          <table:table-cell office:value-type="float" office:value="1" calcext:value-type="float">
            <text:p>1</text:p>
          </table:table-cell>
          <table:table-cell table:formula="of:=[.E41]*[.F41]*[.$G$2]" office:value-type="float" office:value="4.98409120553937E-015" calcext:value-type="float">
            <text:p>4.98E-015</text:p>
          </table:table-cell>
          <table:table-cell table:formula="of:=ABS([.C41]*96485/8.314/298.15*[.A41])" office:value-type="float" office:value="56.3826626803877" calcext:value-type="float">
            <text:p>56.3826626804</text:p>
          </table:table-cell>
          <table:table-cell table:formula="of:=[.$G$2]*[.H41]" office:value-type="float" office:value="0.0000000000000563826626803877" calcext:value-type="float">
            <text:p>5.63826626803877E-014</text:p>
          </table:table-cell>
        </table:table-row>
        <table:table-row table:style-name="ro1">
          <table:table-cell office:value-type="float" office:value="0.9277943266" calcext:value-type="float">
            <text:p>0.9277943266</text:p>
          </table:table-cell>
          <table:table-cell office:value-type="float" office:value="3.60881046116231" calcext:value-type="float">
            <text:p>3.6088104612</text:p>
          </table:table-cell>
          <table:table-cell table:formula="of:=([.B45]-[.B39])/([.A45]-[.A39])" office:value-type="float" office:value="-2.95783770981698" calcext:value-type="float">
            <text:p>-2.9578377098</text:p>
          </table:table-cell>
          <table:table-cell table:formula="of:=[.C42]*[.A42]*(1-[.A42])*96485/8.314/298.15" office:value-type="float" office:value="-7.71280486839168" calcext:value-type="float">
            <text:p>-7.7128048684</text:p>
          </table:table-cell>
          <table:table-cell table:formula="of:=ABS([.D42])" office:value-type="float" office:value="7.71280486839168" calcext:value-type="float">
            <text:p>7.7128048684</text:p>
          </table:table-cell>
          <table:table-cell office:value-type="float" office:value="1" calcext:value-type="float">
            <text:p>1</text:p>
          </table:table-cell>
          <table:table-cell table:formula="of:=[.E42]*[.F42]*[.$G$2]" office:value-type="float" office:value="7.71280486839168E-015" calcext:value-type="float">
            <text:p>7.71E-015</text:p>
          </table:table-cell>
          <table:table-cell table:formula="of:=ABS([.C42]*96485/8.314/298.15*[.A42])" office:value-type="float" office:value="106.817158613906" calcext:value-type="float">
            <text:p>106.8171586139</text:p>
          </table:table-cell>
          <table:table-cell table:formula="of:=[.$G$2]*[.H42]" office:value-type="float" office:value="0.000000000000106817158613906" calcext:value-type="float">
            <text:p>1.06817158613906E-013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3.5650455841304" calcext:value-type="float">
            <text:p>3.5650455841</text:p>
          </table:table-cell>
          <table:table-cell table:formula="of:=([.B46]-[.B40])/([.A46]-[.A40])" office:value-type="float" office:value="-4.80346437315561" calcext:value-type="float">
            <text:p>-4.8034643732</text:p>
          </table:table-cell>
          <table:table-cell table:formula="of:=[.C43]*[.A43]*(1-[.A43])*96485/8.314/298.15" office:value-type="float" office:value="-9.71771234366505" calcext:value-type="float">
            <text:p>-9.7177123437</text:p>
          </table:table-cell>
          <table:table-cell table:formula="of:=ABS([.D43])" office:value-type="float" office:value="9.71771234366505" calcext:value-type="float">
            <text:p>9.7177123437</text:p>
          </table:table-cell>
          <table:table-cell office:value-type="float" office:value="1" calcext:value-type="float">
            <text:p>1</text:p>
          </table:table-cell>
          <table:table-cell table:formula="of:=[.E43]*[.F43]*[.$G$2]" office:value-type="float" office:value="9.71771234366505E-015" calcext:value-type="float">
            <text:p>9.72E-015</text:p>
          </table:table-cell>
          <table:table-cell table:formula="of:=ABS([.C43]*96485/8.314/298.15*[.A43])" office:value-type="float" office:value="176.685678975728" calcext:value-type="float">
            <text:p>176.6856789757</text:p>
          </table:table-cell>
          <table:table-cell table:formula="of:=[.$G$2]*[.H43]" office:value-type="float" office:value="0.000000000000176685678975728" calcext:value-type="float">
            <text:p>1.76685678975728E-013</text:p>
          </table:table-cell>
        </table:table-row>
        <table:table-row table:style-name="ro1">
          <table:table-cell office:value-type="float" office:value="0.9548373787" calcext:value-type="float">
            <text:p>0.9548373787</text:p>
          </table:table-cell>
          <table:table-cell office:value-type="float" office:value="3.516646759614" calcext:value-type="float">
            <text:p>3.5166467596</text:p>
          </table:table-cell>
          <table:table-cell table:formula="of:=([.B47]-[.B41])/([.A47]-[.A41])" office:value-type="float" office:value="-7.21823958061831" calcext:value-type="float">
            <text:p>-7.2182395806</text:p>
          </table:table-cell>
          <table:table-cell table:formula="of:=[.C44]*[.A44]*(1-[.A44])*96485/8.314/298.15" office:value-type="float" office:value="-12.1158758031645" calcext:value-type="float">
            <text:p>-12.1158758032</text:p>
          </table:table-cell>
          <table:table-cell table:formula="of:=ABS([.D44])" office:value-type="float" office:value="12.1158758031645" calcext:value-type="float">
            <text:p>12.1158758032</text:p>
          </table:table-cell>
          <table:table-cell office:value-type="float" office:value="1" calcext:value-type="float">
            <text:p>1</text:p>
          </table:table-cell>
          <table:table-cell table:formula="of:=[.E44]*[.F44]*[.$G$2]" office:value-type="float" office:value="0.0000000000000121158758031645" calcext:value-type="float">
            <text:p>1.21E-014</text:p>
          </table:table-cell>
          <table:table-cell table:formula="of:=ABS([.C44]*96485/8.314/298.15*[.A44])" office:value-type="float" office:value="268.272200647585" calcext:value-type="float">
            <text:p>268.2722006476</text:p>
          </table:table-cell>
          <table:table-cell table:formula="of:=[.$G$2]*[.H44]" office:value-type="float" office:value="0.000000000000268272200647585" calcext:value-type="float">
            <text:p>2.68272200647585E-013</text:p>
          </table:table-cell>
        </table:table-row>
        <table:table-row table:style-name="ro1">
          <table:table-cell office:value-type="float" office:value="0.9693279414" calcext:value-type="float">
            <text:p>0.9693279414</text:p>
          </table:table-cell>
          <table:table-cell office:value-type="float" office:value="3.37997603038447" calcext:value-type="float">
            <text:p>3.3799760304</text:p>
          </table:table-cell>
          <table:table-cell table:formula="of:=([.B48]-[.B42])/([.A48]-[.A42])" office:value-type="float" office:value="-9.27030174566184" calcext:value-type="float">
            <text:p>-9.2703017457</text:p>
          </table:table-cell>
          <table:table-cell table:formula="of:=[.C45]*[.A45]*(1-[.A45])*96485/8.314/298.15" office:value-type="float" office:value="-10.7280921388881" calcext:value-type="float">
            <text:p>-10.7280921389</text:p>
          </table:table-cell>
          <table:table-cell table:formula="of:=ABS([.D45])" office:value-type="float" office:value="10.7280921388881" calcext:value-type="float">
            <text:p>10.7280921389</text:p>
          </table:table-cell>
          <table:table-cell office:value-type="float" office:value="1" calcext:value-type="float">
            <text:p>1</text:p>
          </table:table-cell>
          <table:table-cell table:formula="of:=[.E45]*[.F45]*[.$G$2]" office:value-type="float" office:value="0.0000000000000107280921388881" calcext:value-type="float">
            <text:p>1.07E-014</text:p>
          </table:table-cell>
          <table:table-cell table:formula="of:=ABS([.C45]*96485/8.314/298.15*[.A45])" office:value-type="float" office:value="349.767593978453" calcext:value-type="float">
            <text:p>349.7675939785</text:p>
          </table:table-cell>
          <table:table-cell table:formula="of:=[.$G$2]*[.H45]" office:value-type="float" office:value="0.000000000000349767593978453" calcext:value-type="float">
            <text:p>3.49767593978453E-013</text:p>
          </table:table-cell>
        </table:table-row>
        <table:table-row table:style-name="ro1">
          <table:table-cell office:value-type="float" office:value="0.9803119776" calcext:value-type="float">
            <text:p>0.9803119776</text:p>
          </table:table-cell>
          <table:table-cell office:value-type="float" office:value="3.225593009751" calcext:value-type="float">
            <text:p>3.2255930098</text:p>
          </table:table-cell>
          <table:table-cell table:formula="of:=([.B49]-[.B43])/([.A49]-[.A43])" office:value-type="float" office:value="-14.500790233222" calcext:value-type="float">
            <text:p>-14.5007902332</text:p>
          </table:table-cell>
          <table:table-cell table:formula="of:=[.C46]*[.A46]*(1-[.A46])*96485/8.314/298.15" office:value-type="float" office:value="-10.8936405542615" calcext:value-type="float">
            <text:p>-10.8936405543</text:p>
          </table:table-cell>
          <table:table-cell table:formula="of:=ABS([.D46])" office:value-type="float" office:value="10.8936405542615" calcext:value-type="float">
            <text:p>10.8936405543</text:p>
          </table:table-cell>
          <table:table-cell office:value-type="float" office:value="1" calcext:value-type="float">
            <text:p>1</text:p>
          </table:table-cell>
          <table:table-cell table:formula="of:=[.E46]*[.F46]*[.$G$2]" office:value-type="float" office:value="0.0000000000000108936405542615" calcext:value-type="float">
            <text:p>1.09E-014</text:p>
          </table:table-cell>
          <table:table-cell table:formula="of:=ABS([.C46]*96485/8.314/298.15*[.A46])" office:value-type="float" office:value="553.313092241377" calcext:value-type="float">
            <text:p>553.3130922414</text:p>
          </table:table-cell>
          <table:table-cell table:formula="of:=[.$G$2]*[.H46]" office:value-type="float" office:value="0.000000000000553313092241377" calcext:value-type="float">
            <text:p>5.53313092241377E-013</text:p>
          </table:table-cell>
        </table:table-row>
        <table:table-row table:style-name="ro1">
          <table:table-cell office:value-type="float" office:value="0.9891901525" calcext:value-type="float">
            <text:p>0.9891901525</text:p>
          </table:table-cell>
          <table:table-cell office:value-type="float" office:value="3.07242167963431" calcext:value-type="float">
            <text:p>3.0724216796</text:p>
          </table:table-cell>
          <table:table-cell table:formula="of:=([.B50]-[.B44])/([.A50]-[.A44])" office:value-type="float" office:value="3.68297978070557" calcext:value-type="float">
            <text:p>3.6829797807</text:p>
          </table:table-cell>
          <table:table-cell table:formula="of:=[.C47]*[.A47]*(1-[.A47])*96485/8.314/298.15" office:value-type="float" office:value="1.5328993970395" calcext:value-type="float">
            <text:p>1.532899397</text:p>
          </table:table-cell>
          <table:table-cell table:formula="of:=ABS([.D47])" office:value-type="float" office:value="1.5328993970395" calcext:value-type="float">
            <text:p>1.532899397</text:p>
          </table:table-cell>
          <table:table-cell office:value-type="float" office:value="1" calcext:value-type="float">
            <text:p>1</text:p>
          </table:table-cell>
          <table:table-cell table:formula="of:=[.E47]*[.F47]*[.$G$2]" office:value-type="float" office:value="1.5328993970395E-015" calcext:value-type="float">
            <text:p>1.53E-015</text:p>
          </table:table-cell>
          <table:table-cell table:formula="of:=ABS([.C47]*96485/8.314/298.15*[.A47])" office:value-type="float" office:value="141.805830011893" calcext:value-type="float">
            <text:p>141.8058300119</text:p>
          </table:table-cell>
          <table:table-cell table:formula="of:=[.$G$2]*[.H47]" office:value-type="float" office:value="0.000000000000141805830011893" calcext:value-type="float">
            <text:p>1.41805830011893E-013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3.0136044949609" calcext:value-type="float">
            <text:p>3.013604495</text:p>
          </table:table-cell>
          <table:table-cell table:formula="of:=([.B51]-[.B45])/([.A51]-[.A45])" office:value-type="float" office:value="3.48692726787879" calcext:value-type="float">
            <text:p>3.4869272679</text:p>
          </table:table-cell>
          <table:table-cell table:formula="of:=[.C48]*[.A48]*(1-[.A48])*96485/8.314/298.15" office:value-type="float" office:value="1.07710865394495" calcext:value-type="float">
            <text:p>1.0771086539</text:p>
          </table:table-cell>
          <table:table-cell table:formula="of:=ABS([.D48])" office:value-type="float" office:value="1.07710865394495" calcext:value-type="float">
            <text:p>1.0771086539</text:p>
          </table:table-cell>
          <table:table-cell office:value-type="float" office:value="1" calcext:value-type="float">
            <text:p>1</text:p>
          </table:table-cell>
          <table:table-cell table:formula="of:=[.E48]*[.F48]*[.$G$2]" office:value-type="float" office:value="1.07710865394495E-015" calcext:value-type="float">
            <text:p>1.08E-015</text:p>
          </table:table-cell>
          <table:table-cell table:formula="of:=ABS([.C48]*96485/8.314/298.15*[.A48])" office:value-type="float" office:value="134.638581743119" calcext:value-type="float">
            <text:p>134.6385817431</text:p>
          </table:table-cell>
          <table:table-cell table:formula="of:=[.$G$2]*[.H48]" office:value-type="float" office:value="0.000000000000134638581743119" calcext:value-type="float">
            <text:p>1.34638581743119E-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6750212130319" calcext:value-type="float">
            <text:p>2.7675021213</text:p>
          </table:table-cell>
          <table:table-cell table:number-columns-repeated="7"/>
        </table:table-row>
        <table:table-row table:style-name="ro1" table:number-rows-repeated="37">
          <table:table-cell table:number-columns-repeated="9"/>
        </table:table-row>
        <table:table-row table:style-name="ro1" table:number-rows-repeated="64">
          <table:table-cell table:number-columns-repeated="6"/>
          <table:table-cell table:style-name="Default"/>
          <table:table-cell table:number-columns-repeated="2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22:51:45.564662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</meta:editing-cycles>
    <meta:editing-duration>PT12M18S</meta:editing-duration>
    <dc:date>2017-06-07T22:54:33.759515214</dc:date>
    <meta:generator>LibreOffice/4.2.8.2$Linux_X86_64 LibreOffice_project/420m0$Build-2</meta:generator>
    <meta:document-statistic meta:table-count="1" meta:cell-count="408" meta:object-count="0"/>
  </office:meta>
</office:document-meta>
</file>